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18cm" svg:stroke-color="#3399ff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35cm" svg:stroke-color="#43729d" draw:stroke-linejoin="miter" draw:fill="solid" draw:fill-color="#ed7d31" draw:opacity="6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43729d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43729d" draw:stroke-linejoin="miter" draw:fill="solid" draw:fill-color="#e9836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43729d" draw:stroke-linejoin="miter" draw:fill="solid" draw:fill-color="#a9d18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43729d" draw:stroke-linejoin="miter" draw:fill="solid" draw:fill-color="#ffd96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5b9bd5" draw:opacity="0%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1">
      <style:graphic-properties draw:stroke="solid" svg:stroke-width="0.035cm" svg:stroke-color="#43729d" draw:stroke-linejoin="miter" draw:fill="solid" draw:fill-color="#5b9bd5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solid" svg:stroke-width="0.035cm" svg:stroke-color="#43729d" draw:stroke-linejoin="miter" draw:fill="solid" draw:fill-color="#5b9bd5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1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solid" svg:stroke-width="0.035cm" svg:stroke-color="#43729d" draw:stroke-linejoin="miter" draw:fill="solid" draw:fill-color="#ed7d31" draw:opacity="6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solid" svg:stroke-width="0.035cm" svg:stroke-color="#43729d" draw:stroke-linejoin="miter" draw:fill="solid" draw:fill-color="#ed7d31" draw:opacity="6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style:font-independent-line-spacing="true"/>
      <style:text-properties fo:color="#000000" fo:font-size="11pt" style:font-size-asian="11pt" style:font-size-complex="11pt"/>
    </style:style>
    <style:style style:name="P5" style:family="paragraph">
      <style:paragraph-properties style:font-independent-line-spacing="true"/>
      <style:text-properties fo:color="#333333" fo:font-size="18pt"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7" style:family="paragraph">
      <style:paragraph-properties style:font-independent-line-spacing="true"/>
      <style:text-properties fo:color="#000000" fo:font-size="18pt"/>
    </style:style>
    <style:style style:name="P8" style:family="paragraph">
      <style:paragraph-properties style:font-independent-line-spacing="true"/>
      <style:text-properties fo:color="#111111" fo:font-size="18pt"/>
    </style:style>
    <style:style style:name="P9" style:family="paragraph">
      <style:paragraph-properties style:font-independent-line-spacing="true"/>
      <style:text-properties fo:color="#1c1c1c" fo:font-size="18pt" fo:font-weight="bold" style:font-weight-asian="bold" style:font-weight-complex="bold"/>
    </style:style>
    <style:style style:name="P10" style:family="paragraph">
      <style:paragraph-properties style:font-independent-line-spacing="true"/>
      <style:text-properties fo:color="#333333" fo:font-family="Century" style:font-family-generic="roman" style:font-pitch="variable" fo:font-size="18pt"/>
    </style:style>
    <style:style style:name="P11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000000" fo:font-size="11pt" style:font-size-asian="11pt" style:font-size-complex="11pt" fo:hyphenate="false"/>
    </style:style>
    <style:style style:name="T1" style:family="text">
      <style:text-properties fo:color="#ffffff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ffffff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text-line-through-style="none" fo:font-family="Calibri" fo:font-size="11pt" fo:letter-spacing="normal" fo:font-style="normal" style:text-underline-style="none" fo:font-weight="bold" style:font-size-asian="11pt" style:font-style-asian="normal" style:font-weight-asian="bold" style:font-family-complex="Arial" style:font-size-complex="11pt" style:font-style-complex="normal" style:font-weight-complex="bold"/>
    </style:style>
    <style:style style:name="T4" style:family="text">
      <style:text-properties fo:color="#333333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111111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1c1c1c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color="#333333" style:text-line-through-style="none" fo:font-family="Century" style:font-family-generic="roman" style:font-pitch="variable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color="#000000" style:text-line-through-styl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Rectangle 3" draw:style-name="gr1" draw:text-style-name="P2" xml:id="id1" draw:id="id1" draw:layer="layout" svg:width="4.598cm" svg:height="1.9cm" svg:x="8.793cm" svg:y="4.292cm">
          <text:p text:style-name="P1"><text:span text:style-name="T1">Acquired Data</text:span></text:p>
          <text:p text:style-name="P1"><text:span text:style-name="T1">{NIRS, SNIRF}</text:span></text:p>
          <draw:enhanced-geometry svg:viewBox="0 0 21600 21600" draw:type="rectangle" draw:enhanced-path="M 0 0 L 21600 0 21600 21600 0 21600 0 0 Z N"/>
        </draw:custom-shape>
        <draw:custom-shape draw:name="Rectangle 4" draw:style-name="gr1" draw:text-style-name="P2" draw:layer="layout" svg:width="4.598cm" svg:height="1.908cm" svg:x="8.602cm" svg:y="8.97cm">
          <text:p text:style-name="P1"><text:span text:style-name="T1">Processing Stream</text:span></text:p>
          <text:p text:style-name="P1"><text:span text:style-name="T1">(procInput)</text:span></text:p>
          <draw:enhanced-geometry svg:viewBox="0 0 21600 21600" draw:type="rectangle" draw:enhanced-path="M 0 0 L 21600 0 21600 21600 0 21600 0 0 Z N"/>
        </draw:custom-shape>
        <draw:custom-shape draw:name="Rectangle 5" draw:style-name="gr1" draw:text-style-name="P2" xml:id="id9" draw:id="id9" draw:layer="layout" svg:width="4.598cm" svg:height="1.895cm" svg:x="7.686cm" svg:y="13.04cm">
          <text:p text:style-name="P1"><text:span text:style-name="T1">Derived Data</text:span></text:p>
          <text:p text:style-name="P1"><text:span text:style-name="T1">(procResult)</text:span></text:p>
          <draw:enhanced-geometry svg:viewBox="0 0 21600 21600" draw:type="rectangle" draw:enhanced-path="M 0 0 L 21600 0 21600 21600 0 21600 0 0 Z N"/>
        </draw:custom-shape>
        <draw:custom-shape draw:name="Rectangle 6" draw:style-name="gr1" draw:text-style-name="P2" xml:id="id2" draw:id="id2" draw:layer="layout" svg:width="3.284cm" svg:height="1.6cm" svg:x="16.635cm" svg:y="13.459cm">
          <text:p text:style-name="P1"><text:span text:style-name="T2">groupResults File</text:span></text:p>
          <draw:enhanced-geometry svg:viewBox="0 0 21600 21600" draw:type="rectangle" draw:enhanced-path="M 0 0 L 21600 0 21600 21600 0 21600 0 0 Z N"/>
        </draw:custom-shape>
        <draw:connector draw:name="Straight Arrow Connector 8" draw:style-name="gr2" draw:text-style-name="P3" draw:layer="layout" svg:x1="11.092cm" svg:y1="6.192cm" svg:x2="10.799cm" svg:y2="8.969cm" draw:start-shape="id1" draw:start-glue-point="2" svg:d="M11092 6192v1648h-293v1129">
          <text:p/>
        </draw:connector>
        <draw:connector draw:name="Straight Arrow Connector 10" draw:style-name="gr2" draw:text-style-name="P3" draw:layer="layout" svg:x1="10.803cm" svg:y1="10.878cm" svg:x2="9.988cm" svg:y2="13.039cm" svg:d="M10803 10878v1081h-815v1080">
          <text:p/>
        </draw:connector>
        <draw:connector draw:name="Straight Arrow Connector 13" draw:style-name="gr3" draw:text-style-name="P3" draw:layer="layout" svg:x1="12.285cm" svg:y1="13.987cm" svg:x2="16.635cm" svg:y2="14.259cm" draw:end-shape="id2" draw:end-glue-point="3" svg:d="M12285 13987h1916v272h2434">
          <text:p/>
        </draw:connector>
        <draw:custom-shape draw:name="Rectangle 14" draw:style-name="gr1" draw:text-style-name="P2" draw:layer="layout" svg:width="2.998cm" svg:height="1.26cm" svg:x="0.763cm" svg:y="4.921cm">
          <text:p text:style-name="P1"><text:span text:style-name="T2">Snirf Files</text:span></text:p>
          <draw:enhanced-geometry svg:viewBox="0 0 21600 21600" draw:type="rectangle" draw:enhanced-path="M 0 0 L 21600 0 21600 21600 0 21600 0 0 Z N"/>
        </draw:custom-shape>
        <draw:custom-shape draw:name="Rectangle 15" draw:style-name="gr1" draw:text-style-name="P2" draw:layer="layout" svg:width="3.306cm" svg:height="1.56cm" svg:x="0.613cm" svg:y="7.739cm">
          <text:p text:style-name="P1"><text:span text:style-name="T2">Processing Stream Config File</text:span></text:p>
          <draw:enhanced-geometry svg:viewBox="0 0 21600 21600" draw:type="rectangle" draw:enhanced-path="M 0 0 L 21600 0 21600 21600 0 21600 0 0 Z N"/>
        </draw:custom-shape>
        <draw:connector draw:name="Straight Arrow Connector 29" draw:style-name="gr4" draw:text-style-name="P3" draw:layer="layout" svg:x1="3.761cm" svg:y1="5.551cm" svg:x2="8.792cm" svg:y2="5.64cm" svg:d="M3761 5551h2516v89h2515">
          <text:p/>
        </draw:connector>
        <draw:connector draw:name="Straight Arrow Connector 30" draw:style-name="gr2" draw:text-style-name="P3" draw:layer="layout" svg:x1="4.02cm" svg:y1="8.519cm" svg:x2="8.601cm" svg:y2="9.926cm" svg:d="M4020 8519h2291v1407h2290">
          <text:p/>
        </draw:connector>
        <draw:custom-shape draw:name="Oval 44" draw:style-name="gr5" draw:text-style-name="P4" draw:layer="layout" svg:width="2.349cm" svg:height="1.309cm" svg:x="13.473cm" svg:y="13.637cm">
          <text:p text:style-name="P1"><text:span text:style-name="T3">Save 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6" draw:style-name="gr5" draw:text-style-name="P4" draw:layer="layout" svg:width="2.349cm" svg:height="1.309cm" svg:x="5.508cm" svg:y="4.935cm">
          <text:p text:style-name="P1"><text:span text:style-name="T3">Load Snir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7" draw:style-name="gr5" draw:text-style-name="P4" draw:layer="layout" svg:width="2.429cm" svg:height="1.309cm" svg:x="4.93cm" svg:y="8.295cm">
          <text:p text:style-name="P1"><text:span text:style-name="T3">Load Confi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48" draw:style-name="gr6" draw:text-style-name="P2" draw:layer="layout" svg:width="19.556cm" svg:height="15.689cm" svg:x="0.415cm" svg:y="0.847cm">
          <text:p/>
          <draw:enhanced-geometry svg:viewBox="0 0 21600 21600" draw:type="rectangle" draw:enhanced-path="M 0 0 L 21600 0 21600 21600 0 21600 0 0 Z N"/>
        </draw:custom-shape>
        <draw:custom-shape draw:name="Rectangle 52" draw:style-name="gr7" draw:text-style-name="P5" draw:layer="layout" svg:width="13.171cm" svg:height="1.234cm" svg:x="4.255cm" svg:y="1.08cm">
          <text:p text:style-name="P1"><text:span text:style-name="T4">Conceptual View of Data Flow </text:span></text:p>
          <draw:enhanced-geometry svg:viewBox="0 0 21600 21600" draw:type="rectangle" draw:enhanced-path="M 0 0 L 21600 0 21600 21600 0 21600 0 0 Z N"/>
        </draw:custom-shape>
        <draw:custom-shape draw:name="Rectangle 53" draw:style-name="gr6" draw:text-style-name="P2" draw:layer="layout" svg:width="13.343cm" svg:height="15.689cm" svg:x="20.188cm" svg:y="0.847cm">
          <text:p/>
          <draw:enhanced-geometry svg:viewBox="0 0 21600 21600" draw:type="rectangle" draw:enhanced-path="M 0 0 L 21600 0 21600 21600 0 21600 0 0 Z N"/>
        </draw:custom-shape>
        <draw:custom-shape draw:name="Rectangle 54" draw:style-name="gr8" draw:text-style-name="P7" draw:layer="layout" svg:width="3.84cm" svg:height="1.975cm" svg:x="23.887cm" svg:y="3.021cm">
          <text:p text:style-name="P6"><text:span text:style-name="T5">Group </text:span></text:p>
          <text:p text:style-name="P6"><text:span text:style-name="T5">Processing Stream</text:span></text:p>
          <text:p text:style-name="P6"><text:span text:style-name="T5">Derived Data</text:span></text:p>
          <draw:enhanced-geometry svg:viewBox="0 0 21600 21600" draw:type="rectangle" draw:enhanced-path="M 0 0 L 21600 0 21600 21600 0 21600 0 0 Z N"/>
        </draw:custom-shape>
        <draw:custom-shape draw:name="Rectangle 55" draw:style-name="gr9" draw:text-style-name="P7" xml:id="id3" draw:id="id3" draw:layer="layout" svg:width="3.725cm" svg:height="2.173cm" svg:x="20.589cm" svg:y="7.642cm">
          <text:p text:style-name="P6"><text:span text:style-name="T5">Subj1 </text:span></text:p>
          <text:p text:style-name="P6"><text:span text:style-name="T5">Processing Stream</text:span></text:p>
          <text:p text:style-name="P6"><text:span text:style-name="T5">Derived Data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onnector draw:name="Elbow Connector 61" draw:style-name="gr2" draw:text-style-name="P3" draw:layer="layout" draw:line-skew="0.29cm" svg:x1="25.81cm" svg:y1="4.996cm" svg:x2="22.451cm" svg:y2="7.642cm" draw:end-shape="id3" draw:end-glue-point="0" svg:d="M25810 4996v1354h-3359v1292">
          <text:p/>
        </draw:connector>
        <draw:connector draw:name="Elbow Connector 63" draw:style-name="gr2" draw:text-style-name="P3" draw:layer="layout" svg:x1="25.81cm" svg:y1="4.996cm" svg:x2="26.775cm" svg:y2="7.642cm" svg:d="M25810 4996v1323h965v1323">
          <text:p/>
        </draw:connector>
        <draw:custom-shape draw:name="Rectangle 64" draw:style-name="gr9" draw:text-style-name="P7" draw:layer="layout" svg:width="3.738cm" svg:height="2.173cm" svg:x="24.906cm" svg:y="7.642cm">
          <text:p text:style-name="P6"><text:span text:style-name="T5">Subj2 <text:s/></text:span></text:p>
          <text:p text:style-name="P6"><text:span text:style-name="T5">Processing Stream</text:span></text:p>
          <text:p text:style-name="P6"><text:span text:style-name="T5">Derived Data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onnector draw:name="Elbow Connector 67" draw:style-name="gr2" draw:text-style-name="P3" draw:layer="layout" draw:line-skew="0.29cm" svg:x1="25.81cm" svg:y1="4.996cm" svg:x2="31.421cm" svg:y2="7.642cm" draw:end-shape="id4" draw:end-glue-point="0" svg:d="M25810 4996v1354h5611v1292">
          <text:p/>
        </draw:connector>
        <draw:custom-shape draw:name="Rectangle 68" draw:style-name="gr9" draw:text-style-name="P7" xml:id="id4" draw:id="id4" draw:layer="layout" svg:width="3.822cm" svg:height="2.173cm" svg:x="29.51cm" svg:y="7.642cm">
          <text:p text:style-name="P6"><text:span text:style-name="T5">Subj3</text:span></text:p>
          <text:p text:style-name="P6"><text:span text:style-name="T5">Processing Stream</text:span></text:p>
          <text:p text:style-name="P6"><text:span text:style-name="T5">Derived Data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name="Rectangle 73" draw:style-name="gr10" draw:text-style-name="P8" draw:layer="layout" svg:width="4.21cm" svg:height="2.173cm" svg:x="21.026cm" svg:y="11.911cm">
          <text:p text:style-name="P6"><text:span text:style-name="T6">Run1 <text:s/></text:span></text:p>
          <text:p text:style-name="P6"><text:span text:style-name="T6">Acquired Data</text:span></text:p>
          <text:p text:style-name="P6"><text:span text:style-name="T6">Processing Stream</text:span></text:p>
          <text:p text:style-name="P6"><text:span text:style-name="T6">Derived Data</text:span></text:p>
          <draw:enhanced-geometry svg:viewBox="0 0 21600 21600" draw:type="rectangle" draw:enhanced-path="M 0 0 L 21600 0 21600 21600 0 21600 0 0 Z N"/>
        </draw:custom-shape>
        <draw:connector draw:name="Elbow Connector 75" draw:style-name="gr2" draw:text-style-name="P3" draw:layer="layout" svg:x1="22.449cm" svg:y1="9.816cm" svg:x2="23.133cm" svg:y2="11.91cm" svg:d="M22449 9816v1047h684v1047">
          <text:p/>
        </draw:connector>
        <draw:custom-shape draw:name="Rectangle 76" draw:style-name="gr10" draw:text-style-name="P8" xml:id="id5" draw:id="id5" draw:layer="layout" svg:width="3.778cm" svg:height="2.173cm" svg:x="26.538cm" svg:y="11.924cm">
          <text:p text:style-name="P6"><text:span text:style-name="T6">Run2</text:span></text:p>
          <text:p text:style-name="P6"><text:span text:style-name="T6">Acquired Data</text:span></text:p>
          <text:p text:style-name="P6"><text:span text:style-name="T6">Processing Stream</text:span></text:p>
          <text:p text:style-name="P6"><text:span text:style-name="T6">Derived Data</text:span></text:p>
          <draw:enhanced-geometry svg:viewBox="0 0 21600 21600" draw:type="rectangle" draw:enhanced-path="M 0 0 L 21600 0 21600 21600 0 21600 0 0 Z N"/>
        </draw:custom-shape>
        <draw:connector draw:name="Elbow Connector 77" draw:style-name="gr2" draw:text-style-name="P3" draw:layer="layout" draw:line-skew="0.311cm" svg:x1="22.449cm" svg:y1="9.816cm" svg:x2="28.427cm" svg:y2="11.924cm" draw:end-shape="id5" draw:end-glue-point="0" svg:d="M22449 9816v1106h5978v1002">
          <text:p/>
        </draw:connector>
        <draw:custom-shape draw:name="Rectangle 84" draw:style-name="gr7" draw:text-style-name="P9" draw:layer="layout" svg:width="11.05cm" svg:height="1.234cm" svg:x="21.206cm" svg:y="1.155cm">
          <text:p text:style-name="P1"><text:span text:style-name="T7">Group Tree Data Structure</text:span></text:p>
          <draw:enhanced-geometry svg:viewBox="0 0 21600 21600" draw:type="rectangle" draw:enhanced-path="M 0 0 L 21600 0 21600 21600 0 21600 0 0 Z N"/>
        </draw:custom-shape>
        <draw:custom-shape draw:name="Rectangle 1" draw:style-name="gr6" draw:text-style-name="P2" draw:layer="layout" svg:width="12.023cm" svg:height="13.18cm" svg:x="4.233cm" svg:y="2.614cm">
          <text:p/>
          <draw:enhanced-geometry svg:viewBox="0 0 21600 21600" draw:type="rectangle" draw:enhanced-path="M 0 0 L 21600 0 21600 21600 0 21600 0 0 Z N"/>
        </draw:custom-shape>
        <draw:custom-shape draw:name="Rectangle 12" draw:style-name="gr7" draw:text-style-name="P10" draw:layer="layout" svg:width="4.863cm" svg:height="1.088cm" svg:x="7.827cm" svg:y="2.456cm">
          <text:p text:style-name="P1"><text:span text:style-name="T8">Homer3</text:span></text:p>
          <draw:enhanced-geometry svg:viewBox="0 0 21600 21600" draw:type="rectangle" draw:enhanced-path="M 0 0 L 21600 0 21600 21600 0 21600 0 0 Z N"/>
        </draw:custom-shape>
        <draw:custom-shape draw:name="Rectangle 6" draw:style-name="gr1" draw:text-style-name="P2" xml:id="id8" draw:id="id8" draw:layer="layout" svg:width="3.284cm" svg:height="1.6cm" svg:x="0.661cm" svg:y="10.504cm">
          <text:p text:style-name="P1"><text:span text:style-name="T2">groupResults File</text:span></text:p>
          <draw:enhanced-geometry svg:viewBox="0 0 21600 21600" draw:type="rectangle" draw:enhanced-path="M 0 0 L 21600 0 21600 21600 0 21600 0 0 Z N"/>
        </draw:custom-shape>
        <draw:connector draw:name="Straight Arrow Connector 30" draw:style-name="gr2" draw:text-style-name="P3" draw:layer="layout" svg:x1="3.946cm" svg:y1="11.306cm" svg:x2="8.598cm" svg:y2="10.398cm" svg:d="M3946 11306h2326v-908h2326">
          <text:p/>
        </draw:connector>
        <draw:custom-shape draw:name="Text Box 36" draw:style-name="gr11" draw:text-style-name="P2" draw:layer="layout" svg:width="0.511cm" svg:height="1.018cm" svg:x="1.927cm" svg:y="13.591cm">
          <text:p/>
          <draw:enhanced-geometry svg:viewBox="0 0 21600 21600" draw:type="rectangle" draw:enhanced-path="M 0 0 L 21600 0 21600 21600 0 21600 0 0 Z N"/>
        </draw:custom-shape>
        <draw:custom-shape draw:name="Text Box 39" draw:style-name="gr12" draw:text-style-name="P2" draw:layer="layout" svg:width="1.758cm" svg:height="0.843cm" svg:x="1.795cm" svg:y="9.45cm">
          <text:p text:style-name="P6"><text:span text:style-name="T9">or</text:span></text:p>
          <draw:enhanced-geometry svg:viewBox="0 0 21600 21600" draw:type="rectangle" draw:enhanced-path="M 0 0 L 21600 0 21600 21600 0 21600 0 0 Z N"/>
        </draw:custom-shape>
        <draw:custom-shape draw:name="Oval 47" draw:style-name="gr5" draw:text-style-name="P4" draw:layer="layout" svg:width="2.429cm" svg:height="1.309cm" svg:x="4.965cm" svg:y="10.217cm">
          <text:p text:style-name="P1"><text:span text:style-name="T3">Load 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4" draw:style-name="gr1" draw:text-style-name="P2" xml:id="id6" draw:id="id6" draw:layer="layout" svg:width="2.998cm" svg:height="1.26cm" svg:x="16.669cm" svg:y="5.827cm">
          <text:p text:style-name="P1"><text:span text:style-name="T2">Snirf Files</text:span></text:p>
          <draw:enhanced-geometry svg:viewBox="0 0 21600 21600" draw:type="rectangle" draw:enhanced-path="M 0 0 L 21600 0 21600 21600 0 21600 0 0 Z N"/>
        </draw:custom-shape>
        <draw:custom-shape draw:name="Oval 46" draw:style-name="gr5" draw:text-style-name="P4" draw:layer="layout" svg:width="2.349cm" svg:height="1.309cm" svg:x="13.72cm" svg:y="5.693cm">
          <text:p text:style-name="P1"><text:span text:style-name="T3">Save Snir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5" draw:style-name="gr13" draw:text-style-name="P2" draw:layer="layout" svg:width="6.106cm" svg:height="3.187cm" svg:x="7.786cm" svg:y="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4" draw:style-name="gr14" draw:text-style-name="P11" draw:layer="layout" svg:width="2.998cm" svg:height="1.26cm" svg:x="0.762cm" svg:y="2.794cm">
          <text:p text:style-name="P1"><text:span text:style-name="T2">Nirs Files</text:span></text:p>
          <draw:enhanced-geometry svg:viewBox="0 0 21600 21600" draw:type="rectangle" draw:enhanced-path="M 0 0 L 21600 0 21600 21600 0 21600 0 0 Z N"/>
        </draw:custom-shape>
        <draw:custom-shape draw:name="Rectangle 14" draw:style-name="gr15" draw:text-style-name="P11" xml:id="id7" draw:id="id7" draw:layer="layout" svg:width="2.998cm" svg:height="1.26cm" svg:x="16.56cm" svg:y="3.42cm">
          <text:p text:style-name="P1"><text:span text:style-name="T2">Nirs Files</text:span></text:p>
          <draw:enhanced-geometry svg:viewBox="0 0 21600 21600" draw:type="rectangle" draw:enhanced-path="M 0 0 L 21600 0 21600 21600 0 21600 0 0 Z N"/>
        </draw:custom-shape>
        <draw:custom-shape draw:name="Text Box 39" draw:style-name="gr16" draw:text-style-name="P12" draw:layer="layout" svg:width="1.758cm" svg:height="0.843cm" svg:x="1.778cm" svg:y="4.054cm">
          <text:p text:style-name="P6"><text:span text:style-name="T9">or</text:span></text:p>
          <draw:enhanced-geometry svg:viewBox="0 0 21600 21600" draw:type="rectangle" draw:enhanced-path="M 0 0 L 21600 0 21600 21600 0 21600 0 0 Z N"/>
        </draw:custom-shape>
        <draw:custom-shape draw:name="Text Box 39" draw:style-name="gr17" draw:text-style-name="P12" draw:layer="layout" svg:width="1.758cm" svg:height="0.843cm" svg:x="17.526cm" svg:y="4.88cm">
          <text:p text:style-name="P6"><text:span text:style-name="T9">or</text:span></text:p>
          <draw:enhanced-geometry svg:viewBox="0 0 21600 21600" draw:type="rectangle" draw:enhanced-path="M 0 0 L 21600 0 21600 21600 0 21600 0 0 Z N"/>
        </draw:custom-shape>
        <draw:custom-shape draw:name="Oval 46" draw:style-name="gr18" draw:text-style-name="P13" draw:layer="layout" svg:width="2.349cm" svg:height="1.309cm" svg:x="5.049cm" svg:y="2.745cm">
          <text:p text:style-name="P1"><text:span text:style-name="T3">Load Ni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29" draw:style-name="gr4" draw:text-style-name="P3" draw:layer="layout" draw:line-skew="2.109cm" svg:x1="3.762cm" svg:y1="3.496cm" svg:x2="8.793cm" svg:y2="5.242cm" draw:end-shape="id1" svg:d="M3762 3496h4366v1746h665">
          <text:p/>
        </draw:connector>
        <draw:custom-shape draw:name="Oval 46" draw:style-name="gr19" draw:text-style-name="P13" draw:layer="layout" svg:width="2.349cm" svg:height="1.309cm" svg:x="13.716cm" svg:y="3.602cm">
          <text:p text:style-name="P1"><text:span text:style-name="T3">Save Ni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29" draw:style-name="gr4" draw:text-style-name="P3" draw:layer="layout" draw:line-skew="0.464cm" svg:x1="13.391cm" svg:y1="5.242cm" svg:x2="16.669cm" svg:y2="6.457cm" draw:start-shape="id1" draw:start-glue-point="1" draw:end-shape="id6" draw:end-glue-point="3" svg:d="M13391 5242h2103v1215h1175">
          <text:p/>
        </draw:connector>
        <draw:connector draw:name="Straight Arrow Connector 10" draw:style-name="gr2" draw:text-style-name="P3" draw:layer="layout" draw:line-skew="0.518cm" svg:x1="13.391cm" svg:y1="5.242cm" svg:x2="16.56cm" svg:y2="4.05cm" draw:start-shape="id1" draw:end-shape="id7" draw:end-glue-point="3" svg:d="M13391 5242h2103v-1192h1066">
          <text:p/>
        </draw:connector>
        <draw:connector draw:name="Straight Arrow Connector 13" draw:style-name="gr2" draw:text-style-name="P3" draw:layer="layout" svg:x1="3.945cm" svg:y1="11.304cm" svg:x2="7.686cm" svg:y2="13.987cm" draw:start-shape="id8" draw:end-shape="id9" svg:d="M3945 11304h1871v2683h1870">
          <text:p/>
        </draw:connector>
        <draw:connector draw:name="Straight Arrow Connector 13" draw:style-name="gr2" draw:text-style-name="P3" draw:layer="layout" svg:x1="12.722cm" svg:y1="10.452cm" svg:x2="16.662cm" svg:y2="13.959cm" svg:d="M12722 10452h1970v3507h1970">
          <text:p/>
        </draw:connector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300 300" svg:d="M150 0l150 300h-30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="Arrow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line-height="90%" fo:text-align="start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line-height="90%" fo:text-align="start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line-height="90%" fo:text-align="start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writing-mode="lr-tb"/>
      <style:text-properties fo:color="#000000" style:text-outline="false" style:text-line-through-style="none" fo:font-family="Arial" fo:font-size="4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en" style:country-asian="US" style:font-style-asian="normal" style:font-weight-asian="normal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.026cm" draw:stroke-linejoin="miter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writing-mode="lr-tb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8-10-08">10/8/18</text:date></text:span></text:p>
        </draw:text-box>
      </draw:frame>
      <draw:frame draw:name="Footer Placeholder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10-08T15:29:11.98</dc:date>
    <dc:creator>Jay Dubb</dc:creator>
    <meta:generator>OpenOffice/4.1.5$Win32 OpenOffice.org_project/415m1$Build-9789</meta:generator>
    <meta:editing-duration>P1DT2H40M50S</meta:editing-duration>
    <meta:editing-cycles>6</meta:editing-cycles>
    <meta:document-statistic meta:object-count="73"/>
  </office:meta>
</office:document-meta>
</file>